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7cm" draw:marker-end-width="0.437cm" draw:fill="none" loext:fill-use-slide-background="false" draw:textarea-horizontal-align="justify" draw:textarea-vertical-align="middle" draw:auto-grow-height="false" fo:min-height="4.084cm" fo:min-width="3.834cm" fo:padding-top="0.203cm" fo:padding-bottom="0.203cm" fo:padding-left="0.328cm" fo:padding-right="0.328cm" fo:wrap-option="wrap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2.9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35cm" svg:height="6.35cm" svg:x="11.901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35cm" svg:height="6.35cm" svg:x="2.9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35cm" svg:height="6.35cm" svg:x="11.902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35cm" svg:height="6.35cm" svg:x="2.902cm" svg:y="1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35cm" svg:height="6.35cm" svg:x="11.903cm" svg:y="1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3:01:19.767000000</dc:date>
    <meta:editing-duration>PT9M55S</meta:editing-duration>
    <meta:editing-cycles>4</meta:editing-cycles>
    <meta:generator>LibreOffice/24.2.2.2$Windows_X86_64 LibreOffice_project/d56cc158d8a96260b836f100ef4b4ef25d6f1a01</meta:generator>
    <meta:print-date>2024-04-27T12:57:45.664000000</meta:print-date>
    <meta:printed-by>PDF files</meta:printed-by>
    <meta:document-statistic meta:object-count="6"/>
  </office:meta>
</office:document-meta>
</file>